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11cm" fo:margin-left="0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1cm"/>
    </style:style>
    <style:style style:name="Tableau1.B" style:family="table-column">
      <style:table-column-properties style:column-width="7.936cm"/>
    </style:style>
    <style:style style:name="Tableau1.C" style:family="table-column">
      <style:table-column-properties style:column-width="0.986cm"/>
    </style:style>
    <style:style style:name="Tableau1.D" style:family="table-column">
      <style:table-column-properties style:column-width="0.915cm"/>
    </style:style>
    <style:style style:name="Tableau1.E" style:family="table-column">
      <style:table-column-properties style:column-width="1.49cm"/>
    </style:style>
    <style:style style:name="Tableau1.F" style:family="table-column">
      <style:table-column-properties style:column-width="1.203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1.083cm"/>
    </style:style>
    <style:style style:name="Tableau1.I" style:family="table-column">
      <style:table-column-properties style:column-width="0.914cm"/>
    </style:style>
    <style:style style:name="Tableau1.K" style:family="table-column">
      <style:table-column-properties style:column-width="1.041cm"/>
    </style:style>
    <style:style style:name="Tableau1.L" style:family="table-column">
      <style:table-column-properties style:column-width="1.363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 style:data-style-name="N2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L1" style:family="table-cell" style:data-style-name="N2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 style:data-style-name="N2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style:min-row-height="0.76cm"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text-properties officeooo:rsid="0021cccc" officeooo:paragraph-rsid="0021c92f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0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a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5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7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3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5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1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5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78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e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0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4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5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e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officeooo:paragraph-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55a2" officeooo:paragraph-rsid="00325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5cc" officeooo:paragraph-rsid="00290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7a09" officeooo:paragraph-rsid="002a7a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7258" officeooo:paragraph-rsid="002b7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dc7a" officeooo:paragraph-rsid="002bd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9a8" officeooo:paragraph-rsid="002da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5e52" officeooo:paragraph-rsid="002e5e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fe5" officeooo:paragraph-rsid="00307f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aa0" officeooo:paragraph-rsid="00323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12d1" officeooo:paragraph-rsid="00351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5698" officeooo:paragraph-rsid="003556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4d4d" officeooo:paragraph-rsid="00364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8b1d" officeooo:paragraph-rsid="00378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6b63" officeooo:paragraph-rsid="00386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854" officeooo:paragraph-rsid="0039e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7a4" officeooo:paragraph-rsid="003a0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016" officeooo:paragraph-rsid="003b4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d3b" officeooo:paragraph-rsid="003d2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598e" officeooo:paragraph-rsid="003d5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eba0" officeooo:paragraph-rsid="003ee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526" officeooo:paragraph-rsid="004215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5868" officeooo:paragraph-rsid="00445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16f4" officeooo:paragraph-rsid="004616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0d1" officeooo:paragraph-rsid="00472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091d" officeooo:paragraph-rsid="00490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ad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b3b3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7b5" officeooo:paragraph-rsid="000b87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4346" officeooo:paragraph-rsid="002043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1351" officeooo:paragraph-rsid="003f13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2c8e2" officeooo:paragraph-rsid="0042c8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31222" officeooo:paragraph-rsid="004312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55a2" officeooo:paragraph-rsid="00325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72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4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b424" officeooo:paragraph-rsid="004bb4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a306" officeooo:paragraph-rsid="004da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68b4d"/>
    </style:style>
    <style:style style:name="T3" style:family="text">
      <style:text-properties officeooo:rsid="002832eb"/>
    </style:style>
    <style:style style:name="T4" style:family="text">
      <style:text-properties officeooo:rsid="0021cccc"/>
    </style:style>
    <style:style style:name="T5" style:family="text">
      <style:text-properties officeooo:rsid="00431222"/>
    </style:style>
    <style:style style:name="T6" style:family="text">
      <style:text-properties fo:color="#c9211e" loext:opacity="100%" fo:font-weight="bold" officeooo:rsid="00431222" style:font-weight-asian="bold" style:font-weight-complex="bold"/>
    </style:style>
    <style:style style:name="T7" style:family="text">
      <style:text-properties officeooo:rsid="0049091d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F"/>
        <table:table-column table:style-name="Tableau1.K"/>
        <table:table-column table:style-name="Tableau1.L"/>
        <table:table-row table:style-name="Tableau1.1">
          <table:table-cell table:style-name="Tableau1.A1" office:value-type="string">
            <text:p text:style-name="P51">N°</text:p>
          </table:table-cell>
          <table:table-cell table:style-name="Tableau1.A1" office:value-type="string">
            <text:p text:style-name="P52">Nom &amp; Prénoms</text:p>
          </table:table-cell>
          <table:table-cell table:style-name="Tableau1.C1">
            <text:p text:style-name="P53"/>
          </table:table-cell>
          <table:table-cell table:style-name="Tableau1.C1">
            <text:p text:style-name="P50"/>
          </table:table-cell>
          <table:table-cell table:style-name="Tableau1.C1" office:value-type="float" office:value="2">
            <text:p text:style-name="P54">2,00</text:p>
          </table:table-cell>
          <table:table-cell table:style-name="Tableau1.C1" office:value-type="float" office:value="6">
            <text:p text:style-name="P55">6,00</text:p>
          </table:table-cell>
          <table:table-cell table:style-name="Tableau1.C1" office:value-type="float" office:value="2">
            <text:p text:style-name="P56">2,00</text:p>
          </table:table-cell>
          <table:table-cell table:style-name="Tableau1.C1">
            <text:p text:style-name="P50"/>
          </table:table-cell>
          <table:table-cell table:style-name="Tableau1.C1">
            <text:p text:style-name="P50"/>
          </table:table-cell>
          <table:table-cell table:style-name="Tableau1.C1">
            <text:p text:style-name="P50"/>
          </table:table-cell>
          <table:table-cell table:style-name="Tableau1.C1">
            <text:p text:style-name="P50"/>
          </table:table-cell>
          <table:table-cell table:style-name="Tableau1.L1" table:formula="ooow:sum &lt;D1:K1&gt;" office:value-type="float" office:value="10">
            <text:p text:style-name="P57">10,00</text:p>
          </table:table-cell>
        </table:table-row>
        <table:table-row table:style-name="Tableau1.1">
          <table:table-cell table:style-name="Tableau1.A2" office:value-type="float" office:value="1">
            <text:p text:style-name="P25">1</text:p>
          </table:table-cell>
          <table:table-cell table:style-name="Tableau1.B2" office:value-type="string">
            <text:p text:style-name="P3">AHAMADA Tanifati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26">2,0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2:K2&gt;" office:value-type="float" office:value="4">
            <text:p text:style-name="P23">4,00</text:p>
          </table:table-cell>
        </table:table-row>
        <table:table-row table:style-name="Tableau1.3">
          <table:table-cell table:style-name="Tableau1.A2" table:formula="ooow:&lt;A2&gt;+1" office:value-type="float" office:value="2">
            <text:p text:style-name="P27">2</text:p>
          </table:table-cell>
          <table:table-cell table:style-name="Tableau1.B3" office:value-type="string">
            <text:p text:style-name="P58">AHMED Sahlaan <text:span text:style-name="T5">(</text:span><text:span text:style-name="T6">SSA le 27/09</text:span><text:span text:style-name="T5">)</text:span></text:p>
            <text:p text:style-name="P60">Passe son temps avec son téléphone.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5">
            <text:p text:style-name="P28"><text:span text:style-name="T7">1</text:span>,<text:span text:style-name="T7">5</text:span>0</text:p>
          </table:table-cell>
          <table:table-cell table:style-name="Tableau1.C2">
            <text:p text:style-name="P22"/>
          </table:table-cell>
          <table:table-cell table:style-name="Tableau1.C2" office:value-type="float" office:value="0">
            <text:p text:style-name="P49">0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3:K3&gt;" office:value-type="float" office:value="1.5">
            <text:p text:style-name="P23">1,50</text:p>
          </table:table-cell>
        </table:table-row>
        <table:table-row table:style-name="Tableau1.4">
          <table:table-cell table:style-name="Tableau1.A2" table:formula="ooow:&lt;A3&gt;+1" office:value-type="float" office:value="3">
            <text:p text:style-name="P27">3</text:p>
          </table:table-cell>
          <table:table-cell table:style-name="Tableau1.B4" office:value-type="string">
            <text:p text:style-name="P4">ALI El Fayed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29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4:K4&gt;" office:value-type="float" office:value="3.9">
            <text:p text:style-name="P23">3,90</text:p>
          </table:table-cell>
        </table:table-row>
        <table:table-row table:style-name="Tableau1.1">
          <table:table-cell table:style-name="Tableau1.A2" table:formula="ooow:&lt;A4&gt;+1" office:value-type="float" office:value="4">
            <text:p text:style-name="P27">4</text:p>
          </table:table-cell>
          <table:table-cell table:style-name="Tableau1.B5" office:value-type="string">
            <text:p text:style-name="P5">BACAR HOUMADI Tasnime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0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5:K5&gt;" office:value-type="float" office:value="3.9">
            <text:p text:style-name="P23">3,90</text:p>
          </table:table-cell>
        </table:table-row>
        <table:table-row table:style-name="Tableau1.6">
          <table:table-cell table:style-name="Tableau1.A2" table:formula="ooow:&lt;A5&gt;+1" office:value-type="float" office:value="5">
            <text:p text:style-name="P27">5</text:p>
          </table:table-cell>
          <table:table-cell table:style-name="Tableau1.B6" office:value-type="string">
            <text:p text:style-name="P6">BACO ABDALLAH Fardi <text:span text:style-name="T5">(</text:span><text:span text:style-name="T6">SSA le 27/09)</text:span>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">
            <text:p text:style-name="P31">1,00</text:p>
          </table:table-cell>
          <table:table-cell table:style-name="Tableau1.C2">
            <text:p text:style-name="P22"/>
          </table:table-cell>
          <table:table-cell table:style-name="Tableau1.C2" office:value-type="float" office:value="0">
            <text:p text:style-name="P49">0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6:K6&gt;" office:value-type="float" office:value="1">
            <text:p text:style-name="P23">1,00</text:p>
          </table:table-cell>
        </table:table-row>
        <table:table-row table:style-name="Tableau1.7">
          <table:table-cell table:style-name="Tableau1.A2" table:formula="ooow:&lt;A6&gt;+1" office:value-type="float" office:value="6">
            <text:p text:style-name="P27">6</text:p>
          </table:table-cell>
          <table:table-cell table:style-name="Tableau1.B7" office:value-type="string">
            <text:p text:style-name="P7">BOINA Wallan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2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7:K7&gt;" office:value-type="float" office:value="3.9">
            <text:p text:style-name="P23">3,90</text:p>
          </table:table-cell>
        </table:table-row>
        <table:table-row table:style-name="Tableau1.8">
          <table:table-cell table:style-name="Tableau1.A2" table:formula="ooow:&lt;A7&gt;+1" office:value-type="float" office:value="7">
            <text:p text:style-name="P27">7</text:p>
          </table:table-cell>
          <table:table-cell table:style-name="Tableau1.B8" office:value-type="string">
            <text:p text:style-name="P8">BOURHANE Imounya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3">1,9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8:K8&gt;" office:value-type="float" office:value="3.9">
            <text:p text:style-name="P23">3,90</text:p>
          </table:table-cell>
        </table:table-row>
        <table:table-row table:style-name="Tableau1.9">
          <table:table-cell table:style-name="Tableau1.A2" table:formula="ooow:&lt;A8&gt;+1" office:value-type="float" office:value="8">
            <text:p text:style-name="P27">8</text:p>
          </table:table-cell>
          <table:table-cell table:style-name="Tableau1.B9" office:value-type="string">
            <text:p text:style-name="P9">CHANFI Houssam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24">2,00</text:p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L2" table:formula="ooow:sum &lt;C9:K9&gt;" office:value-type="float" office:value="4">
            <text:p text:style-name="P23">4,00</text:p>
          </table:table-cell>
        </table:table-row>
        <table:table-row table:style-name="Tableau1.10">
          <table:table-cell table:style-name="Tableau1.A2" table:formula="ooow:&lt;A9&gt;+1" office:value-type="float" office:value="9">
            <text:p text:style-name="P27">9</text:p>
          </table:table-cell>
          <table:table-cell table:style-name="Tableau1.B10" office:value-type="string">
            <text:p text:style-name="P11">HAKIM Fazlati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4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0:K10&gt;" office:value-type="float" office:value="3.9">
            <text:p text:style-name="P23">3,90</text:p>
          </table:table-cell>
        </table:table-row>
        <table:table-row table:style-name="Tableau1.11">
          <table:table-cell table:style-name="Tableau1.A2" table:formula="ooow:&lt;A10&gt;+1" office:value-type="float" office:value="10">
            <text:p text:style-name="P27">10</text:p>
          </table:table-cell>
          <table:table-cell table:style-name="Tableau1.B11" office:value-type="string">
            <text:p text:style-name="P12">HALIDI Mohamed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5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1:K11&gt;" office:value-type="float" office:value="3.9">
            <text:p text:style-name="P23">3,90</text:p>
          </table:table-cell>
        </table:table-row>
        <table:table-row table:style-name="Tableau1.12">
          <table:table-cell table:style-name="Tableau1.A2" table:formula="ooow:&lt;A11&gt;+1" office:value-type="float" office:value="11">
            <text:p text:style-name="P27">11</text:p>
          </table:table-cell>
          <table:table-cell table:style-name="Tableau1.B12" office:value-type="string">
            <text:p text:style-name="P59">HERBAUT Rémi</text:p>
            <text:p text:style-name="P61">Se rattarape lors de ‘a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6">1,90</text:p>
          </table:table-cell>
          <table:table-cell table:style-name="Tableau1.F12" office:value-type="string">
            <text:p text:style-name="P46">Abs</text:p>
          </table:table-cell>
          <table:table-cell table:style-name="Tableau1.G12" office:value-type="string">
            <text:p text:style-name="P48">Abs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2:K12&gt;" office:value-type="float" office:value="1.9">
            <text:p text:style-name="P23">1,90</text:p>
          </table:table-cell>
        </table:table-row>
        <table:table-row table:style-name="Tableau1.13">
          <table:table-cell table:style-name="Tableau1.A2" table:formula="ooow:&lt;A12&gt;+1" office:value-type="float" office:value="12">
            <text:p text:style-name="P27">12</text:p>
          </table:table-cell>
          <table:table-cell table:style-name="Tableau1.B13" office:value-type="string">
            <text:p text:style-name="P13">JEANDEDE ASSANE Titimale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7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3:K13&gt;" office:value-type="float" office:value="3.9">
            <text:p text:style-name="P23">3,90</text:p>
          </table:table-cell>
        </table:table-row>
        <table:table-row table:style-name="Tableau1.14">
          <table:table-cell table:style-name="Tableau1.A2" table:formula="ooow:&lt;A13&gt;+1" office:value-type="float" office:value="13">
            <text:p text:style-name="P27">13</text:p>
          </table:table-cell>
          <table:table-cell table:style-name="Tableau1.B14" office:value-type="string">
            <text:p text:style-name="P14">MADI Said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8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4:K14&gt;" office:value-type="float" office:value="3.9">
            <text:p text:style-name="P23">3,90</text:p>
          </table:table-cell>
        </table:table-row>
        <table:table-row table:style-name="Tableau1.15">
          <table:table-cell table:style-name="Tableau1.A2" table:formula="ooow:&lt;A14&gt;+1" office:value-type="float" office:value="14">
            <text:p text:style-name="P27">14</text:p>
          </table:table-cell>
          <table:table-cell table:style-name="Tableau1.B15" office:value-type="string">
            <text:p text:style-name="P15">MADI Souraya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39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5:K15&gt;" office:value-type="float" office:value="3.9">
            <text:p text:style-name="P23">3,90</text:p>
          </table:table-cell>
        </table:table-row>
        <table:table-row table:style-name="Tableau1.16">
          <table:table-cell table:style-name="Tableau1.A2" table:formula="ooow:&lt;A15&gt;+1" office:value-type="float" office:value="15">
            <text:p text:style-name="P27">15</text:p>
          </table:table-cell>
          <table:table-cell table:style-name="Tableau1.B16" office:value-type="string">
            <text:p text:style-name="P16">MIRADJI Youssouf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40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6:K16&gt;" office:value-type="float" office:value="3.9">
            <text:p text:style-name="P23">3,90</text:p>
          </table:table-cell>
        </table:table-row>
        <table:table-row table:style-name="Tableau1.17">
          <table:table-cell table:style-name="Tableau1.A2" table:formula="ooow:&lt;A16&gt;+1" office:value-type="float" office:value="16">
            <text:p text:style-name="P27">16</text:p>
          </table:table-cell>
          <table:table-cell table:style-name="Tableau1.B17" office:value-type="string">
            <text:p text:style-name="P17">MOUSSA Nasri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1">2,0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7:K17&gt;" office:value-type="float" office:value="4">
            <text:p text:style-name="P23">4,00</text:p>
          </table:table-cell>
        </table:table-row>
        <table:table-row table:style-name="Tableau1.18">
          <table:table-cell table:style-name="Tableau1.A2" table:formula="ooow:&lt;A17&gt;+1" office:value-type="float" office:value="17">
            <text:p text:style-name="P27">17</text:p>
          </table:table-cell>
          <table:table-cell table:style-name="Tableau1.B18" office:value-type="string">
            <text:p text:style-name="P18">MZÉ Ambdoulhalim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2">
            <text:p text:style-name="P42">2,0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8:K18&gt;" office:value-type="float" office:value="4">
            <text:p text:style-name="P23">4,00</text:p>
          </table:table-cell>
        </table:table-row>
        <table:table-row table:style-name="Tableau1.19">
          <table:table-cell table:style-name="Tableau1.A2" table:formula="ooow:&lt;A18&gt;+1" office:value-type="float" office:value="18">
            <text:p text:style-name="P27">18</text:p>
          </table:table-cell>
          <table:table-cell table:style-name="Tableau1.B19" office:value-type="string">
            <text:p text:style-name="P19">MZE BOINAIDI Noufaïssa</text:p>
          </table:table-cell>
          <table:table-cell table:style-name="Tableau1.C2">
            <text:p text:style-name="P22"/>
          </table:table-cell>
          <table:table-cell table:style-name="Tableau1.C2">
            <text:p text:style-name="P22"/>
          </table:table-cell>
          <table:table-cell table:style-name="Tableau1.C2" office:value-type="float" office:value="1.9">
            <text:p text:style-name="P43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19:K19&gt;" office:value-type="float" office:value="3.9">
            <text:p text:style-name="P23">3,90</text:p>
          </table:table-cell>
        </table:table-row>
        <table:table-row table:style-name="Tableau1.20">
          <table:table-cell table:style-name="Tableau1.A2" table:formula="ooow:&lt;A19&gt;+1" office:value-type="float" office:value="19">
            <text:p text:style-name="P27">19</text:p>
          </table:table-cell>
          <table:table-cell table:style-name="Tableau1.B20" office:value-type="string">
            <text:p text:style-name="P21">OILI Mamie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 office:value-type="float" office:value="1">
            <text:p text:style-name="P44">1,0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0:K20&gt;" office:value-type="float" office:value="3">
            <text:p text:style-name="P23">3,00</text:p>
          </table:table-cell>
        </table:table-row>
        <table:table-row table:style-name="Tableau1.21">
          <table:table-cell table:style-name="Tableau1.A2" table:formula="ooow:&lt;A20&gt;+1" office:value-type="float" office:value="20">
            <text:p text:style-name="P27">20</text:p>
          </table:table-cell>
          <table:table-cell table:style-name="Tableau1.B21" office:value-type="string">
            <text:p text:style-name="P21">SAINDOU Elzac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E21" office:value-type="string">
            <text:p text:style-name="P45">Abs</text:p>
          </table:table-cell>
          <table:table-cell table:style-name="Tableau1.F21" office:value-type="string">
            <text:p text:style-name="P49">Abs</text:p>
          </table:table-cell>
          <table:table-cell table:style-name="Tableau1.G21" office:value-type="string">
            <text:p text:style-name="P49">Abs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1:K21&gt;" office:value-type="float" office:value="0">
            <text:p text:style-name="P23">0,00</text:p>
          </table:table-cell>
        </table:table-row>
        <table:table-row table:style-name="Tableau1.22">
          <table:table-cell table:style-name="Tableau1.A2" table:formula="ooow:&lt;A21&gt;+1" office:value-type="float" office:value="21">
            <text:p text:style-name="P27">21</text:p>
          </table:table-cell>
          <table:table-cell table:style-name="Tableau1.B22" office:value-type="string">
            <text:p text:style-name="P21">SALIMINI Ilyas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4">2,00</text:p>
          </table:table-cell>
          <table:table-cell table:style-name="Tableau1.C2" office:value-type="float" office:value="6">
            <text:p text:style-name="P47">6,00</text:p>
          </table:table-cell>
          <table:table-cell table:style-name="Tableau1.C2" office:value-type="float" office:value="2">
            <text:p text:style-name="P47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2:K22&gt;" office:value-type="float" office:value="10">
            <text:p text:style-name="P23">10,00</text:p>
          </table:table-cell>
        </table:table-row>
        <table:table-row table:style-name="Tableau1.23">
          <table:table-cell table:style-name="Tableau1.A2" table:formula="ooow:&lt;A22&gt;+1" office:value-type="float" office:value="22">
            <text:p text:style-name="P27">22</text:p>
          </table:table-cell>
          <table:table-cell table:style-name="Tableau1.B23" office:value-type="string">
            <text:p text:style-name="P21">YMAMOU Yassine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 office:value-type="float" office:value="1.9">
            <text:p text:style-name="P43">1,90</text:p>
          </table:table-cell>
          <table:table-cell table:style-name="Tableau1.C2">
            <text:p text:style-name="P20"/>
          </table:table-cell>
          <table:table-cell table:style-name="Tableau1.C2" office:value-type="float" office:value="2">
            <text:p text:style-name="P49">2,00</text:p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3:K23&gt;" office:value-type="float" office:value="3.9">
            <text:p text:style-name="P23">3,90</text:p>
          </table:table-cell>
        </table:table-row>
        <table:table-row table:style-name="Tableau1.24">
          <table:table-cell table:style-name="Tableau1.A2" table:formula="ooow:&lt;A23&gt;+1" office:value-type="float" office:value="23">
            <text:p text:style-name="P27">23</text:p>
          </table:table-cell>
          <table:table-cell table:style-name="Tableau1.B24" office:value-type="string">
            <text:p text:style-name="P1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4:K24&gt;" office:value-type="float" office:value="0">
            <text:p text:style-name="P23">0,00</text:p>
          </table:table-cell>
        </table:table-row>
        <table:table-row table:style-name="Tableau1.25">
          <table:table-cell table:style-name="Tableau1.A2" table:formula="ooow:&lt;A24&gt;+1" office:value-type="float" office:value="24">
            <text:p text:style-name="P27">24</text:p>
          </table:table-cell>
          <table:table-cell table:style-name="Tableau1.B25" office:value-type="string">
            <text:p text:style-name="P1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5:K25&gt;" office:value-type="float" office:value="0">
            <text:p text:style-name="P23">0,00</text:p>
          </table:table-cell>
        </table:table-row>
        <table:table-row table:style-name="Tableau1.26">
          <table:table-cell table:style-name="Tableau1.A2" table:formula="ooow:&lt;A25&gt;+1" office:value-type="float" office:value="25">
            <text:p text:style-name="P27">25</text:p>
          </table:table-cell>
          <table:table-cell table:style-name="Tableau1.B26" office:value-type="string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6:K26&gt;" office:value-type="float" office:value="0">
            <text:p text:style-name="P23">0,00</text:p>
          </table:table-cell>
        </table:table-row>
        <table:table-row table:style-name="Tableau1.27">
          <table:table-cell table:style-name="Tableau1.A2" table:formula="ooow:&lt;A26&gt;+1" office:value-type="float" office:value="26">
            <text:p text:style-name="P27">26</text:p>
          </table:table-cell>
          <table:table-cell table:style-name="Tableau1.B27" office:value-type="string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7:K27&gt;" office:value-type="float" office:value="0">
            <text:p text:style-name="P23">0,00</text:p>
          </table:table-cell>
        </table:table-row>
        <table:table-row table:style-name="Tableau1.28">
          <table:table-cell table:style-name="Tableau1.A2" table:formula="ooow:&lt;A27&gt;+1" office:value-type="float" office:value="27">
            <text:p text:style-name="P27">27</text:p>
          </table:table-cell>
          <table:table-cell table:style-name="Tableau1.B28" office:value-type="string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8:K28&gt;" office:value-type="float" office:value="0">
            <text:p text:style-name="P23">0,00</text:p>
          </table:table-cell>
        </table:table-row>
        <table:table-row table:style-name="Tableau1.29">
          <table:table-cell table:style-name="Tableau1.A2" table:formula="ooow:&lt;A28&gt;+1" office:value-type="float" office:value="28">
            <text:p text:style-name="P27">28</text:p>
          </table:table-cell>
          <table:table-cell table:style-name="Tableau1.B29" office:value-type="string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C2">
            <text:p text:style-name="P20"/>
          </table:table-cell>
          <table:table-cell table:style-name="Tableau1.L2" table:formula="ooow:sum &lt;C29:K29&gt;" office:value-type="float" office:value="0">
            <text:p text:style-name="P23">0,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68b4d"/>
    </style:style>
    <style:style style:name="MT3" style:family="text">
      <style:text-properties officeooo:rsid="002832eb"/>
    </style:style>
    <style:style style:name="MT4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3">C</text:span><text:span text:style-name="MT1">/</text:span><text:span text:style-name="MT3">NSI</text:span><text:span text:style-name="MT1"> NORO] – </text:span><text:span text:style-name="MT4">T</text:span><text:span text:style-name="MT4"><text:page-number text:select-page="current">1</text:page-number></text:span><text:span text:style-name="MT4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30T11:05:15.991986577</dc:date>
    <meta:editing-duration>PT1H50M17S</meta:editing-duration>
    <meta:editing-cycles>6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135" meta:word-count="181" meta:character-count="826" meta:non-whitespace-character-count="776"/>
  </office:meta>
</office:document-meta>
</file>